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dhabi" svg:font-family="Aldhabi" style:font-pitch="variable"/>
    <style:font-face style:name="Alvi Nastaleeq" svg:font-family="'Alvi Nastaleeq'"/>
    <style:font-face style:name="Alvi Nastaleeq1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1.162cm" style:use-optimal-column-width="false"/>
    </style:style>
    <style:style style:name="co2" style:family="table-column">
      <style:table-column-properties style:column-width="64.153cm" style:use-optimal-column-width="false"/>
    </style:style>
    <style:style style:name="ro1" style:family="table-row">
      <style:table-row-properties style:row-height="20.889cm" style:use-optimal-row-height="false"/>
    </style:style>
    <style:style style:name="ro2" style:family="table-row">
      <style:table-row-properties style:row-height="30.334cm" style:use-optimal-row-height="false"/>
    </style:style>
    <style:style style:name="ro3" style:family="table-row">
      <style:table-row-properties style:row-height="30.52cm" style:use-optimal-row-height="false"/>
    </style:style>
    <style:style style:name="ro4" style:family="table-row">
      <style:table-row-properties style:row-height="30.427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text-align="justify" fo:border="2.55pt solid #000000"/>
      <style:text-properties style:font-name="Alvi Nastaleeq1" fo:font-size="200pt" style:font-size-asian="200pt" style:font-name-complex="Alvi Nastaleeq1" style:font-size-complex="200pt"/>
    </style:style>
    <style:style style:name="P1" style:family="paragraph">
      <style:paragraph-properties fo:text-align="justify" style:writing-mode="rl-tb"/>
      <style:text-properties style:font-name="Alvi Nastaleeq1" fo:font-size="200pt" style:font-size-asian="200pt" style:font-name-complex="Alvi Nastaleeq1" style:font-size-complex="200pt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style:font-name="Alvi Nastaleeq" style:font-name-asian="Alvi Nastaleeq" style:font-name-complex="Alvi Nastaleeq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5.314cm" svg:height="172.83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تمہیں حق زہرا کا ہے واسطہ<text:line-break/>چلے آؤ اے ابنِ مشکل کشا<text:span text:style-name="T1"><text:line-break/></text:span><text:span text:style-name="T1"/></text:p>
              </table:table-cell>
              <table:table-cell>
                <text:p text:style-name="P1">بلاتے ہیں رو رو کے اہلِ عزاء<text:line-break/>چلے آؤ اے ابنِ مشکل کشا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خدا کی شریعت کا دل شاد ہو<text:line-break/>یہ ویران کعبہ پھر آباد ہو<text:line-break/>لگانے علم اِس پہ عباس کا<text:span text:style-name="T1"><text:line-break/></text:span><text:span text:style-name="T1"/></text:p>
              </table:table-cell>
              <table:table-cell>
                <text:p text:style-name="P1">ہے پھیلی جہاں میں عجب سی وبا<text:line-break/>عطا سارے عالم کو کیجے شفا<text:line-break/>وسیلہ ہیں بیمارِ کرب و بلا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جسے دیکھیئے ہے پریشاں یہاں<text:line-break/>یہ وقتِ کرم ہے امامِ زماں<text:line-break/>کرو ہر سوالی کی حاجت روا<text:span text:style-name="T1"><text:line-break/></text:span><text:span text:style-name="T1"/></text:p>
              </table:table-cell>
              <table:table-cell>
                <text:p text:style-name="P1">ہوں ہم پیچھے پیچھے تم آگے چلو<text:line-break/>نصیب اربعین ایک ایسا بھی ہو<text:line-break/>تمہاری قیادت میں ہو قافلہ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مریضِ محبت تڑپتا رہے<text:line-break/>مگر تیرا دیدار کر نہ سکے<text:line-break/>بھلا ایسا جینا بھی کس کام کا<text:span text:style-name="T1"><text:line-break/></text:span><text:span text:style-name="T1"/></text:p>
              </table:table-cell>
              <table:table-cell>
                <text:p text:style-name="P1">میرا خواب بھی محوِ تعبیر ہو<text:line-break/>اے مولا بقیعہ کی تعمیر ہو<text:line-break/>لبوں پر مسلسل یہی ہے دعا<text:span text:style-name="T1"><text:line-break/></text:span><text:span text:style-name="T1"/></text:p>
              </table:table-cell>
            </table:table-row>
            <table:table-row table:style-name="ro3" table:default-cell-style-name="ce1">
              <table:table-cell>
                <text:p text:style-name="P1">زمانے میں ہوتے ہوئے آپکے<text:line-break/>کہیں اپنی روداد کیوں غیر سے<text:line-break/>میری غیرتوں کی تمہی ہو انا<text:span text:style-name="T1"><text:line-break/></text:span><text:span text:style-name="T1"/></text:p>
              </table:table-cell>
              <table:table-cell>
                <text:p text:style-name="P1">ہمارے عمل میں دکھاوا نہ ہو<text:span text:style-name="T1"><text:line-break/></text:span><text:span text:style-name="T1"/></text:p>
                <text:p text:style-name="P1">محبت کا بس جھوٹا دعویٰ نہ ہو<text:span text:style-name="T1"><text:line-break/></text:span><text:span text:style-name="T1"/></text:p>
                <text:p text:style-name="P1">پھر اشکوں کے لب خود یہ دیں گے صدا<text:span text:style-name="T1"><text:line-break/></text:span><text:span text:style-name="T1"/></text:p>
              </table:table-cell>
            </table:table-row>
            <table:table-row table:style-name="ro4" table:default-cell-style-name="ce1">
              <table:table-cell>
                <text:p text:style-name="P1">ہلال<text:span text:style-name="T2">ؔ</text:span> اور میثم<text:span text:style-name="T2">ؔ</text:span> کی ہے اِلتجا<text:line-break/>تمہاری زباں سے اے کاش ایک دفعہ<text:line-break/>سنیں ہم بھی روتے ہوئے ناحیہ<text:span text:style-name="T1"><text:line-break/></text:span><text:span text:style-name="T1"/></text:p>
              </table:table-cell>
              <table:table-cell>
                <text:p text:style-name="P1">تمہیں تو زمانے کے ہو چارہ گر<text:span text:style-name="T1"><text:line-break/></text:span><text:span text:style-name="T1"/></text:p>
                <text:p text:style-name="P1">میری مجھ سے بہتر تمہیں ہے خبر<text:line-break/>کہوں کیا میں حالِ دلِ غم زدہ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dhabi" svg:font-family="Aldhabi" style:font-pitch="variable"/>
    <style:font-face style:name="Alvi Nastaleeq" svg:font-family="'Alvi Nastaleeq'"/>
    <style:font-face style:name="Alvi Nastaleeq1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25.324cm" fo:page-height="172.8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17:33:05.900906300</meta:creation-date>
    <dc:date>2026-01-27T17:39:57.976323500</dc:date>
    <meta:editing-duration>PT6M52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